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>
            <text:p>release</text:p>
          </table:table-cell>
          <table:table-cell office:value-type="string">
            <text:p>machines</text:p>
          </table:table-cell>
          <table:table-cell office:value-type="string">
            <text:p>caracteristics</text:p>
          </table:table-cell>
          <table:table-cell office:value-type="string">
            <text:p>printable volume (mm)</text:p>
          </table:table-cell>
          <table:table-cell office:value-type="string">
            <text:p>range of price (€)</text:p>
          </table:table-cell>
        </table:table-row>
        <table:table-row table:style-name="ro1">
          <table:table-cell table:number-columns-repeated="10"/>
          <table:table-cell office:value-type="string">
            <text:p>http://blog.ponoko.com/2010/08/09/pricing-guide-for-at-home-3d-printers/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RepRap Darwin</text:p>
          </table:table-cell>
          <table:table-cell office:value-type="string">
            <text:p>cubic frame</text:p>
          </table:table-cell>
          <table:table-cell office:value-type="string">
            <text:p>200 x 200 x 160 ?</text:p>
          </table:table-cell>
          <table:table-cell office:value-type="string">
            <text:p>400-7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Makerbot Cupcake</text:p>
          </table:table-cell>
          <table:table-cell office:value-type="string">
            <text:p>wood cubic frame</text:p>
          </table:table-cell>
          <table:table-cell office:value-type="string">
            <text:p>100 x 100 x 100</text:p>
          </table:table-cell>
          <table:table-cell office:value-type="string">
            <text:p>700-9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RepRap Mendel</text:p>
          </table:table-cell>
          <table:table-cell office:value-type="string">
            <text:p>triangular frame</text:p>
          </table:table-cell>
          <table:table-cell office:value-type="string">
            <text:p>200 x 200 x 150</text:p>
          </table:table-cell>
          <table:table-cell office:value-type="string">
            <text:p>400-7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aug 2010</text:p>
          </table:table-cell>
          <table:table-cell office:value-type="string">
            <text:p>Columbus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RepRap Huxley</text:p>
          </table:table-cell>
          <table:table-cell/>
          <table:table-cell office:value-type="string">
            <text:p>100 x 100 x 120 ?</text:p>
          </table:table-cell>
          <table:table-cell office:value-type="string">
            <text:p>400-7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Makerbot Thing-O-Matic</text:p>
          </table:table-cell>
          <table:table-cell/>
          <table:table-cell office:value-type="string">
            <text:p>100 x 100 x 100 ?</text:p>
          </table:table-cell>
          <table:table-cell office:value-type="string">
            <text:p>900-1200</text:p>
          </table:table-cell>
        </table:table-row>
        <table:table-row table:style-name="ro1">
          <table:table-cell table:number-columns-repeated="7"/>
          <table:table-cell office:value-type="string">
            <text:p>Ultimaker</text:p>
          </table:table-cell>
          <table:table-cell office:value-type="string">
            <text:p>huge volume / fast</text:p>
          </table:table-cell>
          <table:table-cell office:value-type="string">
            <text:p>210 x 210 x 220</text:p>
          </table:table-cell>
          <table:table-cell office:value-type="float" office:value="1200">
            <text:p>1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7/06/2011</text:date>, <text:time>14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3M00S</meta:editing-duration>
    <meta:editing-cycles>3</meta:editing-cycles>
    <meta:generator>OpenOffice.org/3.2$Win32 OpenOffice.org_project/320m18$Build-9502</meta:generator>
    <dc:date>2011-06-07T14:12:28.55</dc:date>
    <dc:creator>Emmanuel Gilloz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